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row table:style-name="ro1">
          <table:table-cell office:value-type="string" calcext:value-type="string">
            <text:p>neurotransmitterType</text:p>
          </table:table-cell>
          <table:table-cell table:number-columns-repeated="3"/>
          <table:table-cell office:value-type="string" calcext:value-type="string">
            <text:p>ChatGPT question</text:p>
          </table:table-cell>
          <table:table-cell office:value-type="string" calcext:value-type="string">
            <text:p>description</text:p>
          </table:table-cell>
          <table:table-cell office:value-type="string" calcext:value-type="string">
            <text:p>neurotransmitterType</text:p>
          </table:table-cell>
          <table:table-cell office:value-type="string" calcext:value-type="string">
            <text:p>excitationType</text:p>
          </table:table-cell>
        </table:table-row>
        <table:table-row table:style-name="ro2">
          <table:table-cell office:value-type="string" calcext:value-type="string">
            <text:p>ACH</text:p>
          </table:table-cell>
          <table:table-cell office:value-type="string" calcext:value-type="string">
            <text:p>Is the </text:p>
          </table:table-cell>
          <table:table-cell table:formula="of:=[.A2]" office:value-type="string" office:string-value="ACH" calcext:value-type="string">
            <text:p>ACH</text:p>
          </table:table-cell>
          <table:table-cell office:value-type="string" calcext:value-type="string">
            <text:p><text:s/>neurotransmitter excitatory or inhibitory?</text:p>
          </table:table-cell>
          <table:table-cell table:formula="of:=[.B2]&amp;[.C2]&amp;[.D2]" office:value-type="string" office:string-value="Is the ACH neurotransmitter excitatory or inhibitory?" calcext:value-type="string">
            <text:p>Is the ACH neurotransmitter excitatory or inhibitory?</text:p>
          </table:table-cell>
          <table:table-cell office:value-type="string" calcext:value-type="string">
            <text:p>The term "ACH" is not commonly used to refer to a specific neurotransmitter. However, there is a neurotransmitter called acetylcholine (ACh) that is known to play a crucial role in the nervous system. Acetylcholine can have both excitatory and inhibitory effects, depending on the specific receptors it interacts with and the brain region involved.</text:p>
            <text:p/>
            <text:p>In the peripheral nervous system, acetylcholine generally acts as an excitatory neurotransmitter. It is released at the neuromuscular junction, where it activates receptors on skeletal muscle fibers, leading to muscle contraction.</text:p>
            <text:p/>
            <text:p>In the central nervous system, the effects of acetylcholine can vary depending on the receptor subtype it binds to. There are two main types of acetylcholine receptors: nicotinic receptors and muscarinic receptors. Nicotinic receptors are ion channels and their activation by acetylcholine typically leads to excitatory effects. On the other hand, muscarinic receptors are G-protein coupled receptors, and their activation can result in either excitatory or inhibitory effects depending on the specific brain region and receptor subtype.</text:p>
            <text:p/>
            <text:p>Overall, the effects of acetylcholine are complex and context-dependent, with both excitatory and inhibitory actions occurring in different parts of the nervous system</text:p>
            <text:p/>
          </table:table-cell>
          <table:table-cell table:formula="of:=[.A2]" office:value-type="string" office:string-value="ACH" calcext:value-type="string">
            <text:p>ACH</text:p>
          </table:table-cell>
          <table:table-cell office:value-type="float" office:value="2" calcext:value-type="float">
            <text:p>2</text:p>
          </table:table-cell>
        </table:table-row>
        <table:table-row table:style-name="ro2">
          <table:table-cell office:value-type="string" calcext:value-type="string">
            <text:p>GLUT</text:p>
          </table:table-cell>
          <table:table-cell office:value-type="string" calcext:value-type="string">
            <text:p>Is the </text:p>
          </table:table-cell>
          <table:table-cell office:value-type="string" calcext:value-type="string">
            <text:p>Glutamate</text:p>
          </table:table-cell>
          <table:table-cell office:value-type="string" calcext:value-type="string">
            <text:p><text:s/>neurotransmitter excitatory or inhibitory?</text:p>
          </table:table-cell>
          <table:table-cell table:formula="of:=[.B3]&amp;[.C3]&amp;[.D3]" office:value-type="string" office:string-value="Is the Glutamate neurotransmitter excitatory or inhibitory?" calcext:value-type="string">
            <text:p>Is the Glutamate neurotransmitter excitatory or inhibitory?</text:p>
          </table:table-cell>
          <table:table-cell office:value-type="string" calcext:value-type="string">
            <text:p>Glutamate is primarily an excitatory neurotransmitter in the central nervous system (CNS). It is the most abundant excitatory neurotransmitter in the brain and plays a fundamental role in various brain functions, including learning, memory, and synaptic plasticity.</text:p>
            <text:p/>
            <text:p>Glutamate acts on several types of receptors, including ionotropic glutamate receptors (i.e., AMPA, NMDA, and kainate receptors) and metabotropic glutamate receptors (mGluRs). Activation of ionotropic glutamate receptors, particularly AMPA and NMDA receptors, leads to the influx of positive ions, such as sodium and calcium, into the postsynaptic neuron, which results in neuronal depolarization and the generation of an excitatory response.</text:p>
            <text:p/>
            <text:p>However, it's important to note that glutamate can also have inhibitory effects under certain conditions or in specific brain regions. For example, in the developing brain, glutamate can activate a specific type of receptor called NMDA receptors, which triggers calcium influx and leads to a phenomenon called depolarizing inhibition. Additionally, there are specific inhibitory interneurons that release glutamate as their neurotransmitter, exerting inhibitory effects through the activation of specific receptors.</text:p>
            <text:p/>
            <text:p>In summary, while glutamate is predominantly an excitatory neurotransmitter in the CNS, its effects can be modulated by receptor subtypes, synaptic context, and developmental stage, leading to inhibitory actions in specific circumstances.</text:p>
            <text:p/>
          </table:table-cell>
          <table:table-cell table:formula="of:=[.A3]" office:value-type="string" office:string-value="GLUT" calcext:value-type="string">
            <text:p>GLUT</text:p>
          </table:table-cell>
          <table:table-cell office:value-type="float" office:value="1" calcext:value-type="float">
            <text:p>1</text:p>
          </table:table-cell>
        </table:table-row>
        <table:table-row table:style-name="ro3">
          <table:table-cell office:value-type="string" calcext:value-type="string">
            <text:p>GABA</text:p>
          </table:table-cell>
          <table:table-cell office:value-type="string" calcext:value-type="string">
            <text:p>Is the </text:p>
          </table:table-cell>
          <table:table-cell table:formula="of:=[.A4]" office:value-type="string" office:string-value="GABA" calcext:value-type="string">
            <text:p>GABA</text:p>
          </table:table-cell>
          <table:table-cell office:value-type="string" calcext:value-type="string">
            <text:p><text:s/>neurotransmitter excitatory or inhibitory?</text:p>
          </table:table-cell>
          <table:table-cell table:formula="of:=[.B4]&amp;[.C4]&amp;[.D4]" office:value-type="string" office:string-value="Is the GABA neurotransmitter excitatory or inhibitory?" calcext:value-type="string">
            <text:p>Is the GABA neurotransmitter excitatory or inhibitory?</text:p>
          </table:table-cell>
          <table:table-cell office:value-type="string" calcext:value-type="string">
            <text:p>GABA (gamma-aminobutyric acid) is primarily an inhibitory neurotransmitter in the central nervous system (CNS). It is the main inhibitory neurotransmitter in the brain and spinal cord and plays a crucial role in regulating neuronal excitability.</text:p>
            <text:p/>
            <text:p>When GABA is released into the synapse, it binds to specific receptors called GABA receptors on the postsynaptic neuron. GABA receptors are ion channels that allow chloride ions to enter the cell or potassium ions to leave the cell. The influx of chloride ions or efflux of potassium ions leads to hyperpolarization of the postsynaptic neuron, making it less likely to generate an action potential. This hyperpolarization inhibits the firing of the neuron, resulting in an inhibitory effect.</text:p>
            <text:p/>
            <text:p>GABA receptors come in two main types: GABA-A receptors and GABA-B receptors. GABA-A receptors are ionotropic receptors, meaning they directly regulate the flow of ions across the membrane when activated by GABA. GABA-B receptors, on the other hand, are metabotropic receptors that act indirectly through intracellular signaling pathways.</text:p>
            <text:p/>
            <text:p>While GABA is predominantly inhibitory, it's worth noting that there are certain circumstances in which GABA can exert excitatory effects. During early development, the chloride ion concentration gradient across the neuronal membrane is reversed, making GABAergic signaling depolarizing rather than hyperpolarizing. This depolarizing action of GABA is important for neuronal development and the establishment of proper circuitry in the developing brain.</text:p>
            <text:p/>
            <text:p>In summary, GABA is primarily an inhibitory neurotransmitter, but its effects can be context-dependent and may exhibit excitatory actions during specific developmental stages or in certain brain regions.</text:p>
            <text:p/>
          </table:table-cell>
          <table:table-cell table:formula="of:=[.A4]" office:value-type="string" office:string-value="GABA" calcext:value-type="string">
            <text:p>GABA</text:p>
          </table:table-cell>
          <table:table-cell office:value-type="float" office:value="0" calcext:value-type="float">
            <text:p>0</text:p>
          </table:table-cell>
        </table:table-row>
        <table:table-row table:style-name="ro3">
          <table:table-cell office:value-type="string" calcext:value-type="string">
            <text:p>DA</text:p>
          </table:table-cell>
          <table:table-cell office:value-type="string" calcext:value-type="string">
            <text:p>Is the </text:p>
          </table:table-cell>
          <table:table-cell table:formula="of:=[.A5]" office:value-type="string" office:string-value="DA" calcext:value-type="string">
            <text:p>DA</text:p>
          </table:table-cell>
          <table:table-cell office:value-type="string" calcext:value-type="string">
            <text:p><text:s/>neurotransmitter excitatory or inhibitory?</text:p>
          </table:table-cell>
          <table:table-cell table:formula="of:=[.B5]&amp;[.C5]&amp;[.D5]" office:value-type="string" office:string-value="Is the DA neurotransmitter excitatory or inhibitory?" calcext:value-type="string">
            <text:p>Is the DA neurotransmitter excitatory or inhibitory?</text:p>
          </table:table-cell>
          <table:table-cell office:value-type="string" calcext:value-type="string">
            <text:p>Dopamine (DA) is generally considered a modulatory neurotransmitter rather than strictly excitatory or inhibitory. Its effects depend on the specific brain regions, receptor subtypes, and the overall neural circuitry involved.</text:p>
            <text:p/>
            <text:p>Dopamine acts on several types of receptors, grouped into two main families: D1-like receptors (including D1 and D5 receptors) and D2-like receptors (including D2, D3, and D4 receptors). Activation of D1-like receptors typically leads to excitatory effects, while activation of D2-like receptors generally produces inhibitory effects.</text:p>
            <text:p/>
            <text:p>However, the overall effect of dopamine on neural activity is more complex and can vary depending on the specific brain region and receptor distribution. In some brain regions, dopamine can have both excitatory and inhibitory effects, depending on the balance of D1-like and D2-like receptor activity.</text:p>
            <text:p/>
            <text:p>Furthermore, dopamine does not act in isolation but interacts with other neurotransmitter systems and modulates their function. For example, in the basal ganglia, dopamine plays a role in motor control and reward processing. In the mesolimbic pathway, which is associated with reward and motivation, dopamine release is often associated with reinforcing and pleasurable experiences.</text:p>
            <text:p/>
            <text:p>In summary, dopamine is considered a modulatory neurotransmitter with both excitatory and inhibitory effects, depending on the specific receptors, brain regions, and neural circuits involved. Its role is complex and context-dependent, influencing various aspects of brain function and behavior.</text:p>
            <text:p/>
          </table:table-cell>
          <table:table-cell table:formula="of:=[.A5]" office:value-type="string" office:string-value="DA" calcext:value-type="string">
            <text:p>DA</text:p>
          </table:table-cell>
          <table:table-cell office:value-type="float" office:value="2" calcext:value-type="float">
            <text:p>2</text:p>
          </table:table-cell>
        </table:table-row>
        <table:table-row table:style-name="ro3">
          <table:table-cell office:value-type="string" calcext:value-type="string">
            <text:p>SER</text:p>
          </table:table-cell>
          <table:table-cell office:value-type="string" calcext:value-type="string">
            <text:p>Is the </text:p>
          </table:table-cell>
          <table:table-cell table:formula="of:=[.A6]" office:value-type="string" office:string-value="SER" calcext:value-type="string">
            <text:p>SER</text:p>
          </table:table-cell>
          <table:table-cell office:value-type="string" calcext:value-type="string">
            <text:p><text:s/>neurotransmitter excitatory or inhibitory?</text:p>
          </table:table-cell>
          <table:table-cell table:formula="of:=[.B6]&amp;[.C6]&amp;[.D6]" office:value-type="string" office:string-value="Is the SER neurotransmitter excitatory or inhibitory?" calcext:value-type="string">
            <text:p>Is the SER neurotransmitter excitatory or inhibitory?</text:p>
          </table:table-cell>
          <table:table-cell office:value-type="string" calcext:value-type="string">
            <text:p>I'm sorry, but "SER" does not correspond to a specific neurotransmitter. There is no widely recognized neurotransmitter or abbreviation known as "SER" in the field of neuroscience.</text:p>
            <text:p/>
            <text:p>If you are referring to serotonin (5-hydroxytryptamine or 5-HT), then serotonin is primarily considered a modulatory neurotransmitter with diverse effects in different brain regions and circuits. Similar to dopamine, serotonin does not have a strictly excitatory or inhibitory role.</text:p>
            <text:p/>
            <text:p>Serotonin acts on a variety of receptors, classified into several subtypes (e.g., 5-HT1, 5-HT2, 5-HT3, etc.), which are distributed throughout the central nervous system. The effects of serotonin depend on the specific receptor subtype and the brain region involved.</text:p>
            <text:p/>
            <text:p>For example, activation of certain serotonin receptors can have inhibitory effects, reducing neuronal activity by hyperpolarization or dampening synaptic transmission. On the other hand, activation of other serotonin receptors can have excitatory effects, increasing neuronal activity.</text:p>
            <text:p/>
            <text:p>Overall, the effects of serotonin are complex and context-dependent, and they can vary depending on the receptor subtype, the brain region, and the specific circuitry involved. Serotonin plays a role in various physiological and behavioral processes, including mood regulation, sleep-wake cycles, appetite, and pain modulation, among others.</text:p>
            <text:p/>
          </table:table-cell>
          <table:table-cell table:formula="of:=[.A6]" office:value-type="string" office:string-value="SER" calcext:value-type="string">
            <text:p>SER</text:p>
          </table:table-cell>
          <table:table-cell office:value-type="float" office:value="2" calcext:value-type="float">
            <text:p>2</text:p>
          </table:table-cell>
        </table:table-row>
        <table:table-row table:style-name="ro1">
          <table:table-cell office:value-type="string" calcext:value-type="string">
            <text:p>OCT</text:p>
          </table:table-cell>
          <table:table-cell office:value-type="string" calcext:value-type="string">
            <text:p>Is the </text:p>
          </table:table-cell>
          <table:table-cell table:formula="of:=[.A7]" office:value-type="string" office:string-value="OCT" calcext:value-type="string">
            <text:p>OCT</text:p>
          </table:table-cell>
          <table:table-cell office:value-type="string" calcext:value-type="string">
            <text:p><text:s/>neurotransmitter excitatory or inhibitory?</text:p>
          </table:table-cell>
          <table:table-cell table:formula="of:=[.B7]&amp;[.C7]&amp;[.D7]" office:value-type="string" office:string-value="Is the OCT neurotransmitter excitatory or inhibitory?" calcext:value-type="string">
            <text:p>Is the OCT neurotransmitter excitatory or inhibitory?</text:p>
          </table:table-cell>
          <table:table-cell/>
          <table:table-cell table:formula="of:=[.A7]" office:value-type="string" office:string-value="OCT" calcext:value-type="string">
            <text:p>OCT</text:p>
          </table:table-cell>
          <table:table-cell office:value-type="float" office:value="3" calcext:value-type="float">
            <text:p>3</text:p>
          </table:table-cell>
        </table:table-row>
        <table:table-row table:style-name="ro1" table:number-rows-repeated="2">
          <table:table-cell table:number-columns-repeated="8"/>
        </table:table-row>
        <table:table-row table:style-name="ro1">
          <table:table-cell table:number-columns-repeated="7"/>
          <table:table-cell table:style-name="ce3" office:value-type="string" calcext:value-type="string">
            <text:p>key</text:p>
          </table:table-cell>
        </table:table-row>
        <table:table-row table:style-name="ro1">
          <table:table-cell table:number-columns-repeated="7"/>
          <table:table-cell office:value-type="string" calcext:value-type="string">
            <text:p>0=inhibitory</text:p>
          </table:table-cell>
        </table:table-row>
        <table:table-row table:style-name="ro1">
          <table:table-cell table:number-columns-repeated="7"/>
          <table:table-cell office:value-type="string" calcext:value-type="string">
            <text:p>1=excitatory</text:p>
          </table:table-cell>
        </table:table-row>
        <table:table-row table:style-name="ro1">
          <table:table-cell table:number-columns-repeated="7"/>
          <table:table-cell office:value-type="string" calcext:value-type="string">
            <text:p>2 =either (inhibit or excite)</text:p>
          </table:table-cell>
        </table:table-row>
        <table:table-row table:style-name="ro1">
          <table:table-cell table:number-columns-repeated="7"/>
          <table:table-cell office:value-type="string" calcext:value-type="string">
            <text:p>3 =unknown (inhibit or excit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3">00/00/0000</text:date>, <text:time style:data-style-name="N2" text:time-value="18:34:54.839429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09:02:59.223351682</meta:creation-date>
    <dc:date>2023-07-03T19:37:42.868742004</dc:date>
    <meta:editing-duration>PT3H8M</meta:editing-duration>
    <meta:editing-cycles>62</meta:editing-cycles>
    <meta:generator>LibreOffice/6.4.7.2$Linux_X86_64 LibreOffice_project/40$Build-2</meta:generator>
    <meta:document-statistic meta:table-count="1" meta:cell-count="57" meta:object-count="0"/>
  </office:meta>
</office:document-meta>
</file>